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7514in" table:align="left"/>
    </style:style>
    <style:style style:name="Table1.A" style:family="table-column">
      <style:table-column-properties style:column-width="0.8625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1.0465in"/>
    </style:style>
    <style:style style:name="Table1.D" style:family="table-column">
      <style:table-column-properties style:column-width="1.0007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ing_20_2">
      <style:paragraph-properties fo:margin-left="0in" fo:margin-right="0in" fo:margin-top="0.1043in" fo:margin-bottom="0.1043in" loext:contextual-spacing="false" fo:orphans="2" fo:widows="2" fo:text-indent="0in" style:auto-text-indent="false"/>
      <style:text-properties fo:font-variant="normal" fo:text-transform="none" fo:color="#000000" style:font-name="Segoe UI" fo:font-size="22.5pt" fo:letter-spacing="normal" fo:font-style="normal" fo:font-weight="normal"/>
    </style:style>
    <style:style style:name="P3" style:family="paragraph" style:parent-style-name="Heading_20_3">
      <style:paragraph-properties fo:margin-left="0in" fo:margin-right="0in" fo:margin-top="0.1043in" fo:margin-bottom="0.1043in" loext:contextual-spacing="false" fo:orphans="2" fo:widows="2" fo:text-indent="0in" style:auto-text-indent="false"/>
      <style:text-properties fo:font-variant="normal" fo:text-transform="none" fo:color="#000000" style:font-name="Segoe UI" fo:font-size="18pt" fo:letter-spacing="normal" fo:font-style="normal" fo:font-weight="normal" fo:background-color="#f1f1f1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fo:background-color="#ffffff" loext:padding-left="0.1252in" loext:padding-right="0in" loext:padding-top="0in" loext:padding-bottom="0in" loext:border-left="3pt solid #4caf50" loext:border-right="none" loext:border-top="none" loext:border-bottom="none"/>
    </style:style>
    <style:style style:name="P10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 fo:background-color="#ffffcc" loext:padding-left="0.1665in" loext:padding-right="0in" loext:padding-top="0in" loext:padding-bottom="0in" loext:border-left="4.51pt solid #ffeb3b" loext:border-right="none" loext:border-top="none" loext:border-bottom="none"/>
    </style:style>
    <style:style style:name="P11" style:family="paragraph" style:parent-style-name="Text_20_body">
      <style:text-properties loext:padding="0in" loext:border="none"/>
    </style:style>
    <style:style style:name="P12" style:family="paragraph" style:parent-style-name="Text_20_body">
      <style:paragraph-properties fo:margin-top="0.1665in" fo:margin-bottom="0.1665in" loext:contextual-spacing="false" fo:orphans="2" fo:widows="2"/>
      <style:text-properties fo:font-variant="normal" fo:text-transform="none" fo:color="#000000" style:font-name="Consolas" fo:font-size="12pt" fo:letter-spacing="normal" fo:font-style="normal" fo:font-weight="normal" fo:background-color="#ffffff" loext:padding-left="0.1252in" loext:padding-right="0in" loext:padding-top="0in" loext:padding-bottom="0in" loext:border-left="3pt solid #4caf50" loext:border-right="none" loext:border-top="none" loext:border-bottom="none"/>
    </style:style>
    <style:style style:name="P13" style:family="paragraph" style:parent-style-name="Text_20_body">
      <style:paragraph-properties fo:margin-top="0in" fo:margin-bottom="0.1665in" loext:contextual-spacing="false" fo:text-align="center" style:justify-single-word="false" fo:orphans="2" fo:widows="2"/>
    </style:style>
    <style:style style:name="P14" style:family="paragraph" style:parent-style-name="Heading_20_1">
      <style:text-properties fo:font-variant="normal" fo:text-transform="none" fo:color="#000000" style:font-name="Segoe UI" fo:font-size="27pt" fo:letter-spacing="normal" fo:font-style="normal" fo:font-weight="normal"/>
    </style:style>
    <style:style style:name="P15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Verdana" fo:font-size="12.75pt" fo:letter-spacing="normal" fo:font-style="normal" style:text-underline-style="none" fo:font-weight="normal" style:text-blinking="false" fo:background-color="#ffffff" loext:char-shading-value="0" loext:padding-left="0.1665in" loext:padding-right="0.1665in" loext:padding-top="0.0835in" loext:padding-bottom="0.0835in" loext:border="0.06pt solid #cccccc"/>
    </style:style>
    <style:style style:name="T2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#ffffff" loext:char-shading-value="0" loext:padding-left="0.1665in" loext:padding-right="0.1665in" loext:padding-top="0.0835in" loext:padding-bottom="0.0835in" loext:border="0.06pt solid #cccccc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4" style:family="text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loext:padding="0in" loext:border="none"/>
    </style:style>
    <style:style style:name="T5" style:family="text">
      <style:text-properties fo:font-variant="normal" fo:text-transform="none" fo:color="#ffffff" style:text-line-through-style="none" style:text-line-through-type="none" style:font-name="Verdana" fo:font-size="12.75pt" fo:letter-spacing="normal" fo:font-style="normal" style:text-underline-style="none" fo:font-weight="normal" style:text-blinking="false" fo:background-color="#4caf50" loext:char-shading-value="0" loext:padding-left="0.1665in" loext:padding-right="0.1665in" loext:padding-top="0.0835in" loext:padding-bottom="0.0835in" loext:border="0.06pt solid #4caf50"/>
    </style:style>
    <style:style style:name="T6" style:family="text">
      <style:text-properties fo:color="#0000cd"/>
    </style:style>
    <style:style style:name="T7" style:family="text">
      <style:text-properties fo:color="#ff0000"/>
    </style:style>
    <style:style style:name="T8" style:family="text">
      <style:text-properties fo:color="#a52a2a"/>
    </style:style>
    <style:style style:name="fr1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JavaScript Performance</text:h>
      <text:p text:style-name="P4"><text:a xlink:type="simple" xlink:href="https://www.w3schools.com/js/js_reserved.asp" text:style-name="Internet_20_link" text:visited-style-name="Visited_20_Internet_20_Link"><text:span text:style-name="T5"/></text:a></text:p>
      <text:p text:style-name="Horizontal_20_Line"/>
      <text:p text:style-name="P6">How to speed up your JavaScript code.</text:p>
      <text:p text:style-name="Horizontal_20_Line"/>
      <text:h text:style-name="P2" text:outline-level="2">Reduce Activity in Loops</text:h>
      <text:p text:style-name="P7">Loops are often used in programming.</text:p>
      <text:p text:style-name="P7">Each statement in a loop, including the for statement, is executed for each iteration of the loop.</text:p>
      <text:p text:style-name="P7">Statements or assignments that can be placed outside the loop will make the loop run faster.</text:p>
      <text:h text:style-name="P3" text:outline-level="3">Bad:</text:h>
      <text:p text:style-name="P12"><text:span text:style-name="T6">var</text:span> i;<text:line-break/><text:span text:style-name="T6">for</text:span> (i = <text:span text:style-name="T7">0</text:span>; i &lt; arr.length; i++) {</text:p>
      <text:h text:style-name="P3" text:outline-level="3">Better Code:</text:h>
      <text:p text:style-name="P12"><text:span text:style-name="T6">var</text:span> i;<text:line-break/><text:span text:style-name="T6">var</text:span> l = arr.length;<text:line-break/><text:span text:style-name="T6">for</text:span> (i = <text:span text:style-name="T7">0</text:span>; i &lt; l; i++) {</text:p>
      <text:p text:style-name="P7">The bad code accesses the length property of an array each time the loop is iterated.</text:p>
      <text:p text:style-name="P7">The better code accesses the length property outside the loop and makes the loop run faster.</text:p>
      <text:p text:style-name="Horizontal_20_Line"/>
      <text:h text:style-name="P2" text:outline-level="2">Reduce DOM Access</text:h>
      <text:p text:style-name="P7">Accessing the HTML DOM is very slow, compared to other JavaScript statements.</text:p>
      <text:p text:style-name="P7">If you expect to access a DOM element several times, access it once, and use it as a local variable:</text:p>
      <text:h text:style-name="P3" text:outline-level="3"><text:soft-page-break/>Example</text:h>
      <text:p text:style-name="P12"><text:span text:style-name="T6">var</text:span> obj;<text:line-break/>obj = document.getElementById(<text:span text:style-name="T8">"demo"</text:span>);<text:line-break/>obj.innerHTML = <text:span text:style-name="T8">"Hello"</text:span>;</text:p>
      <text:p text:style-name="P13"><text:a xlink:type="simple" xlink:href="https://www.w3schools.com/js/tryit.asp?filename=tryjs_element_reference" office:target-frame-name="_blank" xlink:show="new" text:style-name="Internet_20_link" text:visited-style-name="Visited_20_Internet_20_Link"><text:span text:style-name="T4">Try it Yourself »</text:span></text:a></text:p>
      <text:p text:style-name="Horizontal_20_Line"/>
      <text:section text:style-name="Sect1" text:name="div-gpt-ad-1493883843099-0">
        <text:p text:style-name="Text_20_body"/>
        <text:section text:style-name="Sect1" text:name="google_ads_iframe_/16833175/MidContent_0__container__">
          <text:p text:style-name="P11"><draw:frame draw:style-name="fr1" draw:name="Object1" text:anchor-type="as-char" svg:width="10.1043in" svg:height="2.6043in" draw:z-index="0"><draw:floating-frame xlink:href="https://tpc.googlesyndication.com/safeframe/1-0-8/html/container.html" xlink:type="simple" xlink:show="embed" xlink:actuate="onLoad"/></draw:frame></text:p>
        </text:section>
      </text:section>
      <text:p text:style-name="Horizontal_20_Line"/>
      <text:h text:style-name="P2" text:outline-level="2">Reduce DOM Size</text:h>
      <text:p text:style-name="P7">Keep the number of elements in the HTML DOM small.</text:p>
      <text:p text:style-name="P7">This will always improve page loading, and speed up rendering (page display), especially on smaller devices.</text:p>
      <text:p text:style-name="P7">Every attempt to search the DOM (like getElementsByTagName) will benefit from a smaller DOM.</text:p>
      <text:p text:style-name="Horizontal_20_Line"/>
      <text:h text:style-name="P2" text:outline-level="2">Avoid Unnecessary Variables</text:h>
      <text:p text:style-name="P7">Don't create new variables if you don't plan to save values.</text:p>
      <text:p text:style-name="P7">Often you can replace code like this:</text:p>
      <text:p text:style-name="P9"><text:span text:style-name="T6">var</text:span> fullName = firstName + <text:span text:style-name="T8">" "</text:span> + lastName;<text:line-break/>document.getElementById(<text:span text:style-name="T8">"demo"</text:span>).innerHTML = fullName;</text:p>
      <text:p text:style-name="P7">With this:</text:p>
      <text:p text:style-name="P9"><text:soft-page-break/>document.getElementById(<text:span text:style-name="T8">"demo"</text:span>).innerHTML = firstName + <text:span text:style-name="T8">" "</text:span> + lastName</text:p>
      <text:p text:style-name="Horizontal_20_Line"/>
      <text:h text:style-name="P2" text:outline-level="2">Delay JavaScript Loading</text:h>
      <text:p text:style-name="P7">Putting your scripts at the bottom of the page body lets the browser load the page first.</text:p>
      <text:p text:style-name="P7">While a script is downloading, the browser will not start any other downloads. In addition all parsing and rendering activity might be blocked.</text:p>
      <text:p text:style-name="P10">The HTTP specification defines that browsers should not download more than two components in parallel.</text:p>
      <text:p text:style-name="P8"><text:span text:style-name="T3">An alternative is to use </text:span><text:span text:style-name="Strong_20_Emphasis"><text:span text:style-name="T3">defer="true"</text:span></text:span><text:span text:style-name="T3"> in the script tag. The defer attribute specifies that the script should be executed after the page has finished parsing, but it only works for external scripts.</text:span></text:p>
      <text:p text:style-name="P7">If possible, you can add your script to the page by code, after the page has loaded:</text:p>
      <text:h text:style-name="P3" text:outline-level="3">Example</text:h>
      <text:p text:style-name="P12"><text:span text:style-name="T6">&lt;</text:span><text:span text:style-name="T8">script</text:span><text:span text:style-name="T6">&gt;</text:span><text:line-break/>window.onload = <text:span text:style-name="T6">function</text:span>() {<text:line-break/>    <text:span text:style-name="T6">var</text:span> element = document.createElement(<text:span text:style-name="T8">"script"</text:span>);<text:line-break/>    element.src = <text:span text:style-name="T8">"myScript.js"</text:span>;<text:line-break/>    document.body.appendChild(element);<text:line-break/>};<text:line-break/><text:span text:style-name="T6">&lt;</text:span><text:span text:style-name="T8">/script</text:span><text:span text:style-name="T6">&gt;</text:span></text:p>
      <text:p text:style-name="Horizontal_20_Line"/>
      <text:h text:style-name="P2" text:outline-level="2">Avoid Using with</text:h>
      <text:p text:style-name="P8"><text:span text:style-name="T3">Avoid using the </text:span><text:span text:style-name="Strong_20_Emphasis"><text:span text:style-name="T3">with keyword</text:span></text:span><text:span text:style-name="T3">. It has a negative effect on speed. It also clutters up JavaScript scopes.</text:span></text:p>
      <text:p text:style-name="P8"><text:span text:style-name="T3">The with keyword is </text:span><text:span text:style-name="Strong_20_Emphasis"><text:span text:style-name="T3">not allowed</text:span></text:span><text:span text:style-name="T3"> in strict mode.</text:span></text:p>
      <text:p text:style-name="P7"/>
      <text:h text:style-name="P15" text:outline-level="2">HTML Event Handlers</text:h>
      <text:p text:style-name="P7">In addition you should avoid using the name of all HTML event handlers.</text:p>
      <text:p text:style-name="P5">Exampl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onblur</text:p>
          </table:table-cell>
          <table:table-cell table:style-name="Table1.A1" office:value-type="string">
            <text:p text:style-name="P1">onclick</text:p>
          </table:table-cell>
          <table:table-cell table:style-name="Table1.A1" office:value-type="string">
            <text:p text:style-name="P1">onerror</text:p>
          </table:table-cell>
          <table:table-cell table:style-name="Table1.A1" office:value-type="string">
            <text:p text:style-name="P1">onfocus</text:p>
          </table:table-cell>
        </table:table-row>
        <text:soft-page-break/>
        <table:table-row table:style-name="Table1.2">
          <table:table-cell table:style-name="Table1.A1" office:value-type="string">
            <text:p text:style-name="P1">onkeydown</text:p>
          </table:table-cell>
          <table:table-cell table:style-name="Table1.A1" office:value-type="string">
            <text:p text:style-name="P1">onkeypress</text:p>
          </table:table-cell>
          <table:table-cell table:style-name="Table1.A1" office:value-type="string">
            <text:p text:style-name="P1">onkeyup</text:p>
          </table:table-cell>
          <table:table-cell table:style-name="Table1.A1" office:value-type="string">
            <text:p text:style-name="P1">onmouseover</text:p>
          </table:table-cell>
        </table:table-row>
        <table:table-row table:style-name="Table1.1">
          <table:table-cell table:style-name="Table1.A1" office:value-type="string">
            <text:p text:style-name="P1">onload</text:p>
          </table:table-cell>
          <table:table-cell table:style-name="Table1.A1" office:value-type="string">
            <text:p text:style-name="P1">onmouseup</text:p>
          </table:table-cell>
          <table:table-cell table:style-name="Table1.A1" office:value-type="string">
            <text:p text:style-name="P1">onmousedown</text:p>
          </table:table-cell>
          <table:table-cell table:style-name="Table1.A1" office:value-type="string">
            <text:p text:style-name="P1">onsubmit</text:p>
          </table:table-cell>
        </table:table-row>
      </table:table>
      <text:p text:style-name="Text_20_body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4:50:46.500481211</meta:creation-date>
    <dc:date>2017-07-05T20:54:13.539865877</dc:date>
    <meta:editing-duration>P4DT7H45M33S</meta:editing-duration>
    <meta:editing-cycles>2</meta:editing-cycles>
    <meta:generator>LibreOffice/5.1.4.2$Linux_X86_64 LibreOffice_project/10m0$Build-2</meta:generator>
    <meta:document-statistic meta:table-count="1" meta:image-count="0" meta:object-count="1" meta:page-count="4" meta:paragraph-count="56" meta:word-count="430" meta:character-count="2636" meta:non-whitespace-character-count="2247"/>
  </office:meta>
</office:document-meta>
</file>